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cs" fo:country="CZ"/>
    </style:style>
    <style:style style:name="P2" style:family="paragraph" style:parent-style-name="Text_20_body">
      <style:text-properties fo:language="cs" fo:country="CZ"/>
    </style:style>
    <style:style style:name="P3" style:family="paragraph" style:parent-style-name="Heading_20_1">
      <style:text-properties fo:language="cs" fo:country="CZ"/>
    </style:style>
    <style:style style:name="P4" style:family="paragraph" style:parent-style-name="Heading_20_2">
      <style:text-properties fo:language="cs" fo:country="CZ"/>
    </style:style>
    <style:style style:name="P5" style:family="paragraph" style:parent-style-name="Heading_20_2">
      <style:text-properties style:font-name="Arial" fo:font-size="14pt" fo:language="cs" fo:country="CZ" fo:font-style="italic" fo:font-weight="bold" officeooo:rsid="003acf3a" officeooo:paragraph-rsid="003acf3a" style:font-name-asian="SimSun" style:font-size-asian="14pt" style:font-style-asian="italic" style:font-weight-asian="bold" style:font-name-complex="Tahoma" style:font-size-complex="14pt" style:font-style-complex="italic" style:font-weight-complex="bold"/>
    </style:style>
    <style:style style:name="P6" style:family="paragraph" style:parent-style-name="Text_20_body">
      <style:text-properties fo:language="cs" fo:country="CZ" officeooo:paragraph-rsid="001ebd39"/>
    </style:style>
    <style:style style:name="P7" style:family="paragraph" style:parent-style-name="Text_20_body">
      <style:text-properties officeooo:paragraph-rsid="00253404"/>
    </style:style>
    <style:style style:name="T1" style:family="text">
      <style:text-properties officeooo:rsid="001d575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ebd39"/>
    </style:style>
    <style:style style:name="T4" style:family="text">
      <style:text-properties fo:language="cs" fo:country="CZ"/>
    </style:style>
    <style:style style:name="T5" style:family="text">
      <style:text-properties fo:language="cs" fo:country="CZ" officeooo:rsid="001ebd39"/>
    </style:style>
    <style:style style:name="T6" style:family="text">
      <style:text-properties fo:language="cs" fo:country="CZ" officeooo:rsid="001f3c41"/>
    </style:style>
    <style:style style:name="T7" style:family="text">
      <style:text-properties fo:language="cs" fo:country="CZ" officeooo:rsid="002297be"/>
    </style:style>
    <style:style style:name="T8" style:family="text">
      <style:text-properties fo:language="cs" fo:country="CZ" officeooo:rsid="00234764"/>
    </style:style>
    <style:style style:name="T9" style:family="text">
      <style:text-properties fo:language="cs" fo:country="CZ" officeooo:rsid="0024f534"/>
    </style:style>
    <style:style style:name="T10" style:family="text">
      <style:text-properties fo:language="cs" fo:country="CZ" officeooo:rsid="0028e556"/>
    </style:style>
    <style:style style:name="T11" style:family="text">
      <style:text-properties fo:language="cs" fo:country="CZ" officeooo:rsid="0029d415"/>
    </style:style>
    <style:style style:name="T12" style:family="text">
      <style:text-properties fo:language="cs" fo:country="CZ" officeooo:rsid="002a8a77"/>
    </style:style>
    <style:style style:name="T13" style:family="text">
      <style:text-properties fo:language="cs" fo:country="CZ" officeooo:rsid="002c4446"/>
    </style:style>
    <style:style style:name="T14" style:family="text">
      <style:text-properties fo:language="cs" fo:country="CZ" officeooo:rsid="00253404"/>
    </style:style>
    <style:style style:name="T15" style:family="text">
      <style:text-properties fo:language="cs" fo:country="CZ" officeooo:rsid="002d5433"/>
    </style:style>
    <style:style style:name="T16" style:family="text">
      <style:text-properties fo:language="cs" fo:country="CZ" officeooo:rsid="003286bb"/>
    </style:style>
    <style:style style:name="T17" style:family="text">
      <style:text-properties fo:language="cs" fo:country="CZ" officeooo:rsid="0035e835"/>
    </style:style>
    <style:style style:name="T18" style:family="text">
      <style:text-properties fo:language="cs" fo:country="CZ" officeooo:rsid="003927c7"/>
    </style:style>
    <style:style style:name="T19" style:family="text">
      <style:text-properties fo:language="cs" fo:country="CZ" officeooo:rsid="003b448a"/>
    </style:style>
    <style:style style:name="T20" style:family="text">
      <style:text-properties fo:language="cs" fo:country="CZ" officeooo:rsid="003b8c95"/>
    </style:style>
    <style:style style:name="T21" style:family="text">
      <style:text-properties fo:language="cs" fo:country="CZ" officeooo:rsid="003ce15a"/>
    </style:style>
    <style:style style:name="T22" style:family="text">
      <style:text-properties fo:font-size="11pt" fo:language="cs" fo:country="CZ" officeooo:rsid="001ebd39"/>
    </style:style>
    <style:style style:name="T23" style:family="text">
      <style:text-properties fo:font-size="11pt" fo:language="cs" fo:country="CZ" officeooo:rsid="001f3c41"/>
    </style:style>
    <style:style style:name="T24" style:family="text">
      <style:text-properties fo:font-size="11pt" fo:language="cs" fo:country="CZ" officeooo:rsid="00207159"/>
    </style:style>
    <style:style style:name="T25" style:family="text">
      <style:text-properties fo:font-size="11pt" fo:language="cs" fo:country="CZ" officeooo:rsid="00207bec"/>
    </style:style>
    <style:style style:name="T26" style:family="text">
      <style:text-properties fo:font-size="11pt" fo:language="cs" fo:country="CZ" officeooo:rsid="002297be"/>
    </style:style>
    <style:style style:name="T27" style:family="text">
      <style:text-properties fo:font-size="11pt" fo:language="cs" fo:country="CZ" officeooo:rsid="002cafc6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923a2" style:font-weight-asian="normal" style:font-weight-complex="normal"/>
    </style:style>
    <style:style style:name="T30" style:family="text">
      <style:text-properties fo:font-weight="normal" officeooo:rsid="00296cd2" style:font-weight-asian="normal" style:font-weight-complex="normal"/>
    </style:style>
    <style:style style:name="T31" style:family="text">
      <style:text-properties officeooo:rsid="001f3c41"/>
    </style:style>
    <style:style style:name="T32" style:family="text">
      <style:text-properties officeooo:rsid="00207159"/>
    </style:style>
    <style:style style:name="T33" style:family="text">
      <style:text-properties officeooo:rsid="00207bec"/>
    </style:style>
    <style:style style:name="T34" style:family="text">
      <style:text-properties officeooo:rsid="00261177"/>
    </style:style>
    <style:style style:name="T35" style:family="text">
      <style:text-properties officeooo:rsid="00274eb2"/>
    </style:style>
    <style:style style:name="T36" style:family="text">
      <style:text-properties officeooo:rsid="0028e556"/>
    </style:style>
    <style:style style:name="T37" style:family="text">
      <style:text-properties officeooo:rsid="002de9ed"/>
    </style:style>
    <style:style style:name="T38" style:family="text">
      <style:text-properties officeooo:rsid="002fb3c9"/>
    </style:style>
    <style:style style:name="T39" style:family="text">
      <style:text-properties officeooo:rsid="003160b0"/>
    </style:style>
    <style:style style:name="T40" style:family="text">
      <style:text-properties officeooo:rsid="00332760"/>
    </style:style>
    <style:style style:name="T41" style:family="text">
      <style:text-properties officeooo:rsid="0037ad59"/>
    </style:style>
    <style:style style:name="T42" style:family="text">
      <style:text-properties officeooo:rsid="0039c721"/>
    </style:style>
    <style:style style:name="T43" style:family="text">
      <style:text-properties officeooo:rsid="003acf3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Figure"/>
        <text:sequence-decl text:display-outline-level="0" text:name="SubEntity"/>
        <text:sequence-decl text:display-outline-level="2" text:separation-character="." text:name="Equation"/>
        <text:sequence-decl text:display-outline-level="2" text:separation-character="." text:name="Listing"/>
      </text:sequence-decls>
      <text:h text:style-name="P3" text:outline-level="1"><text:bookmark-start text:name="orge4ed700"/>Ve<text:span text:style-name="T1">k</text:span>tor osobnosti<text:bookmark-end text:name="orge4ed700"/></text:h>
      <text:p text:style-name="Text_20_body"><text:span text:style-name="T26">Poté, co</text:span><text:span text:style-name="T4"> Cyrin Karoch Spálený řečný „Fénix“ naznal </text:span><text:span text:style-name="T5">fungování světa a jeho živlů</text:span><text:span text:style-name="T4">, </text:span><text:span text:style-name="T7">rozšiřoval </text:span><text:span text:style-name="T10">dalších </text:span><text:span text:style-name="T17">dva krát tucet</text:span><text:span text:style-name="T4"> let svou teorii s grandiózním cílem popsat osud každého </text:span><text:span text:style-name="T17">lidského tvora</text:span><text:span text:style-name="T4">. </text:span><text:span text:style-name="T22">Věřil totiž</text:span><text:span text:style-name="T4">, že nelze žíti bez návodů, bez pomoci, </text:span><text:span text:style-name="T5">a chtěl </text:span><text:span text:style-name="T17">sestavit</text:span><text:span text:style-name="T5"> matematicky </text:span><text:span text:style-name="T26">dokazatelnou</text:span><text:span text:style-name="T5"> ideální náplň jejich existence. </text:span><text:span text:style-name="T7">Stále se mu však nedařilo obecně pojmout všechny </text:span><text:span text:style-name="T17">variace</text:span><text:span text:style-name="T7">.</text:span></text:p>
      <text:p text:style-name="P6"><text:span text:style-name="T3">Při své druhé návštěvě Antilopích kaňonů</text:span> konečně <text:span text:style-name="T36">problém rozlouskl</text:span>. Jeho systém mýtických bytostí popisoval dokonale roli prozřetelnosti, ale <text:span text:style-name="T41">opomíjel</text:span> osobní rozhodnutí a svobodnou vůli. Při své logaritmické meditaci si uvědomil, že stejně jako náš druhý měsíc Anul, který <text:span text:style-name="T3">zůstává neviditelný</text:span> <text:span text:style-name="T3">díky tomu, že je k Zemi věčně natočen odvrácenou stranou,</text:span><text:span text:style-name="T2"> </text:span><text:span text:style-name="T28">i </text:span><text:span text:style-name="T29">Zvěrála může skrývat některé sv</text:span><text:span text:style-name="T30">é</text:span><text:span text:style-name="T29"> strany.</text:span></text:p>
      <text:p text:style-name="P2">Jednoduše řečeno, miláčkové moji, některé bytosti jsou natolik komplexní, že odhadnout jejich osud se ukázalo jako nemožné. Cyrin tedy představil druhou fázi Zvěrály - Osobnostní triumvirát.</text:p>
      <text:h text:style-name="P4" text:outline-level="2"><text:bookmark-start text:name="orgc693101"/>Osobnostní triumvirát<text:bookmark-end text:name="orgc693101"/></text:h>
      <text:p text:style-name="Text_20_body"><text:span text:style-name="T23">Charakter</text:span><text:span text:style-name="T4">, podle Cyrina, </text:span><text:span text:style-name="T8">je kombinací tří</text:span><text:span text:style-name="T4"> - Logiky, Intuice a Nerozhodnosti. Sestavil set rovnic </text:span><text:span text:style-name="T18">popisujících</text:span><text:span text:style-name="T4"> jejich interakce v </text:span><text:span text:style-name="T6">abstraktním </text:span><text:span text:style-name="T4">trojrozměrném prostoru, </text:span><text:span text:style-name="T11">ten</text:span><text:span text:style-name="T4"> </text:span><text:span text:style-name="T9">byl však</text:span><text:span text:style-name="T4"> příliš </text:span><text:span text:style-name="T12">nepředstavitelný</text:span><text:span text:style-name="T4">, </text:span><text:span text:style-name="T18">a tak ho </text:span><text:span text:style-name="T4">převedl logaritmicko radiánní β-dimenzionální redukční Curriovou transformací do dvou rozměrů. Složité útvary tak byly zredukovány a důležité úhlopříčky, kolmice a paraboly převedeny do obrazu, který jsem vám nechal zhotovit.</text:span></text:p>
      <text:p text:style-name="P7"><text:span text:style-name="T4">Všimn</text:span><text:span text:style-name="T13">ě</text:span><text:span text:style-name="T4">te si, že na </text:span><text:span text:style-name="T6">průsečících těchto čar</text:span><text:span text:style-name="T4"> se nachází osobnostní stereotypy. Cyrin je rozdělil do několika kategorií podle komplexnosti mýtické bytosti, </text:span><text:span text:style-name="T13">o kterou se zajímáte,</text:span><text:span text:style-name="T4"> </text:span><text:span text:style-name="T14">a každé pak individuálně popsal jejich ideální činnost v životě.</text:span><text:span text:style-name="T4"> </text:span><text:span text:style-name="T14">S</text:span><text:span text:style-name="T4">ouřadnice </text:span><text:span text:style-name="T14">stereotypu </text:span><text:span text:style-name="T4">představují onen slíbený Vektor osobnosti. </text:span><text:span text:style-name="T6">Komplexnější bytosti </text:span><text:span text:style-name="T27">jen</text:span><text:span text:style-name="T6"> vyžadují podrobnější rozdělení charakteru. </text:span><text:span text:style-name="T15">Tak prosté.</text:span></text:p>
      <text:p text:style-name="P2">Tím se plynule dostáváme k zásadnímu bodu Vektoru – <text:span text:style-name="T34">zatímco bytost</text:span> vám přidělil vesmír <text:span text:style-name="T31">datem narození</text:span>, své druhotné znamení <text:span text:style-name="T34">si </text:span>vybíráte sami. Cyrin zdůrazňoval esenciálnost sebeurčení. <text:span text:style-name="T31">Díval se na budoucnost jako sled událostí ovlivněných temperamentem</text:span> - rychlá rozhodnutí <text:span text:style-name="T42">vás pro</text:span><text:span text:style-name="T37">vedou jinými </text:span><text:span text:style-name="T42">pěšinami</text:span> než zbrklá.</text:p>
      <text:h text:style-name="P5" text:outline-level="2"><text:bookmark-start text:name="org0deb1e0"/>K<text:bookmark-end text:name="org0deb1e0"/>onscendenti</text:h>
      <text:p text:style-name="P2">Začněme tím nejzákladnějším <text:span text:style-name="T35">stereotypem</text:span>. <text:span text:style-name="T31">Typ </text:span>Osobnost <text:span text:style-name="T31">je </text:span>ohraničený zelenou Hnědou čárou <text:span text:style-name="T31">a</text:span> <text:span text:style-name="T31">p</text:span>atří do něj všechny ostatní typy, protože není potřeba ho dále dělit. Chcete-li však podrobnější <text:span text:style-name="T31">charakteristiku</text:span>, máte na výběr - Čistá Logika, Čistá Intuice a Nerozhodnost. Obecně platí, že svou skupinu poznáte podle přístupu k řešení problémů. Čistá Logika se zamýšlí pragmaticky a nechává své pocity stranou, <text:span text:style-name="T31">č</text:span>istá Intuice se ohlíží prvotně na emoce. Nerozhodnost je zřejmá. <text:span text:style-name="T39">Graf je intuitivní, nebudu se jím tedy zabývat.</text:span></text:p>
      <text:p text:style-name="Text_20_body"><text:span text:style-name="T4">Rozvážná Logika a Intuice odpovídají stejnému přístupu jako jejich Čisté ekvivalenty, ale rychlost rozhodnutí je nižší. </text:span><text:span text:style-name="T24">Ti z vás</text:span><text:span text:style-name="T4"> spadající pod Rozvážnou Logiku vymyslí, jak věci řešit smysluplně, ale nějakou dobu </text:span><text:span text:style-name="T24">vám</text:span><text:span text:style-name="T4"> to potrvá, šmudlové</text:span><text:span text:style-name="T16">.</text:span><text:span text:style-name="T4"> Líná Logika naopak </text:span><text:span text:style-name="T16">pracuje</text:span><text:span text:style-name="T4"> rychle, ale jednat se jí nechce. Líná Intuice obdobně.</text:span></text:p>
      <text:p text:style-name="P2">Potlačená Logika a Intuice se obě nacházejí blíž Nerozhodnosti, protože ať vědí, jakým způsobem budou věc řešit, s vym<text:span text:style-name="T32">ý</text:span>šlením nechtějí začínat. Podobně je to s Konkluzivní a Bezednou Nerozhodností s tím rozdílem, že u těchto dvou máte dobrý důvod se <text:span text:style-name="T43">rozhodnutí odkládat</text:span>.</text:p>
      <text:p text:style-name="P2"><text:span text:style-name="T40">Další </text:span>stereotypy značí přílišnou rychlost rozhodování. Chaos udělá intuitivní rozhodnutí zbrkle; Spor se zamyslí, ale ve spěchu udělá chybu; Dogma se rozhodnout neumí, tak o věci raději nepřemýšlí a jede po zažitých kolejích.</text:p>
      <text:p text:style-name="P2">Těm všímavým neušlo, že zbývají dvě osobnosti. Absolutní šílenství Cyrin nezařadil k žádné bytosti, ale vyznačil ho jako důležitý bod. Pokud <text:span text:style-name="T33">se na něj </text:span>cítíte, vyhledejte prosím psychiatra. A konečně Absolutní LI Konflikt. Toto je bod, který matematicky existuje mezi přemýšlením intuitivním a logickým, takový člověk se však ještě nenarodil a proto se jedná o další bod, který ač zaznačen, není ve Zvěrále k nalezení.</text:p>
      <text:p text:style-name="Text_20_body"><text:span text:style-name="T4">Cyrin přiřadil každému stereotypu postavu z kultury </text:span><text:span text:style-name="T25">své</text:span><text:span text:style-name="T4"> doby. Nedávno byly renovovány do dnes přijatelnějších a známějších verzí a nahrazeny postavami z komiksové série Marvel, pro pohodlí čtenáře. </text:span><text:span text:style-name="T19">Každá mýtická bytost má jednu či více postav, </text:span><text:span text:style-name="T21">odborně zvaných</text:span><text:span text:style-name="T19"> Konscendent</text:span><text:span text:style-name="T21">i</text:span><text:span text:style-name="T19">, </text:span><text:span text:style-name="T20">a každý Konscendent Cyrinem nalezenou činnost, která je v životě nejvíce naplní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tab-stops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text-align="justify" style:justify-single-word="false" fo:text-indent="0.199cm" style:auto-text-indent="false" style:page-number="auto"/>
      <style:text-properties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.212cm" loext:contextual-spacing="false"/>
      <style:text-properties fo:font-size="20pt"/>
    </style:style>
    <style:style style:name="OrgDocInfo" style:family="paragraph" style:parent-style-name="Heading">
      <style:paragraph-properties fo:margin-top="0.21cm" fo:margin-bottom="0.21cm" loext:contextual-spacing="false" fo:text-align="center" style:justify-single-word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 loext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none" draw:fill-color="#729fcf"/>
      <style:paragraph-properties fo:background-color="transparent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 loext:contextual-spacing="false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>
      <style:paragraph-properties fo:margin-top="0cm" fo:margin-bottom="0.21cm" loext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loext:contextual-spacing="false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DescriptionDefinition" style:family="paragraph" style:parent-style-name="Text_20_body" style:class="text">
      <style:paragraph-properties fo:margin-left="0.64cm" fo:margin-right="0cm" fo:text-indent="-0.64cm" style:auto-text-indent="false">
        <style:tab-stops/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FootnoteQuotations" style:family="paragraph" style:parent-style-name="Footnote">
      <style:paragraph-properties fo:margin-left="1cm" fo:margin-right="1cm" fo:margin-top="0cm" fo:margin-bottom="0.499cm" loext:contextual-spacing="false" fo:text-indent="0cm" style:auto-text-indent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EndnoteQuotations" style:family="paragraph" style:parent-style-name="Endnote">
      <style:paragraph-properties fo:margin-left="1cm" fo:margin-right="1cm" fo:margin-top="0cm" fo:margin-bottom="0.499cm" loext:contextual-spacing="false" fo:text-indent="0cm" style:auto-text-indent="false"/>
    </style:style>
    <style:style style:name="OrgEndnoteCenter" style:family="paragraph" style:parent-style-name="Endnote">
      <style:paragraph-properties fo:text-align="center" style:justify-single-word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" style:family="paragraph" style:parent-style-name="Text_20_body">
      <style:paragraph-properties fo:margin-left="0.64cm" fo:margin-right="0cm" fo:text-indent="-0.64cm" style:auto-text-indent="false">
        <style:tab-stops/>
      </style:paragraph-properties>
    </style:style>
    <style:style style:name="Org_20_Index_20_Heading" style:display-name="Org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rg_20_Index" style:display-name="Org Index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OrgDescriptionTerm" style:family="text">
      <style:text-properties fo:font-weight="bold"/>
    </style:style>
    <style:style style:name="Footnote_20_Symbol" style:display-name="Footnote Symbol" style:family="text"/>
    <style:style style:name="Footnote_20_anchor" style:display-name="Footnote anchor" style:family="text"/>
    <style:style style:name="Endnote_20_Symbol" style:display-name="Endnote Symbol" style:family="text"/>
    <style:style style:name="Endnote_20_anchor" style:display-name="Endnote anchor" style:family="text"/>
    <style:style style:name="OrgEndnoteAnchor" style:family="text" style:parent-style-name="Endnote_20_anchor">
      <style:text-properties style:text-position="0% 100%"/>
    </style:style>
    <style:style style:name="OrgCite" style:family="text"/>
    <style:style style:name="Index_20_Link" style:display-name="Index Link" style:family="text"/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DisplayImage" style:family="graphic" style:parent-style-name="Graphics">
      <style:graphic-properties text:anchor-type="paragraph" svg:x="0cm" svg:y="0cm" style:wrap="run-through" style:number-wrapped-paragraphs="1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.041cm" style:rel-width="100%" fo:min-height="0.041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draw:fill="none" draw:fill-color="#729fcf" fo:padding="0cm" fo:border="none" style:shadow="none" draw:shadow-opacity="100%"/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OrgFormula">
      <style:graphic-properties svg:x="0cm" svg:y="0cm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cm" svg:y="0cm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15cm" fo:border="0.26pt solid #000000" style:shadow="none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5f_20_5f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5f_20_5f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5f_20_5f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5f_20_5f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5f_20_5f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5f_20_5f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min-label-width="0.635cm" text:min-label-distance="0.101cm" fo:text-align="end"/>
      </text:list-level-style-number>
      <text:list-level-style-number text:level="2" style:num-format="1">
        <style:list-level-properties text:space-before="0.635cm" text:min-label-width="0.635cm" text:min-label-distance="0.101cm" fo:text-align="end"/>
      </text:list-level-style-number>
      <text:list-level-style-number text:level="3" style:num-format="1">
        <style:list-level-properties text:space-before="1.27cm" text:min-label-width="0.635cm" text:min-label-distance="0.101cm" fo:text-align="end"/>
      </text:list-level-style-number>
      <text:list-level-style-number text:level="4" style:num-format="1">
        <style:list-level-properties text:space-before="1.905cm" text:min-label-width="0.635cm" text:min-label-distance="0.101cm" fo:text-align="end"/>
      </text:list-level-style-number>
      <text:list-level-style-number text:level="5" style:num-format="1">
        <style:list-level-properties text:space-before="2.54cm" text:min-label-width="0.635cm" text:min-label-distance="0.101cm" fo:text-align="end"/>
      </text:list-level-style-number>
      <text:list-level-style-number text:level="6" style:num-format="1">
        <style:list-level-properties text:space-before="3.175cm" text:min-label-width="0.635cm" text:min-label-distance="0.101cm" fo:text-align="end"/>
      </text:list-level-style-number>
      <text:list-level-style-number text:level="7" style:num-format="1">
        <style:list-level-properties text:space-before="3.81cm" text:min-label-width="0.635cm" text:min-label-distance="0.101cm" fo:text-align="end"/>
      </text:list-level-style-number>
      <text:list-level-style-number text:level="8" style:num-format="1">
        <style:list-level-properties text:space-before="4.445cm" text:min-label-width="0.635cm" text:min-label-distance="0.101cm" fo:text-align="end"/>
      </text:list-level-style-number>
      <text:list-level-style-number text:level="9" style:num-format="1">
        <style:list-level-properties text:space-before="5.08cm" text:min-label-width="0.635cm" text:min-label-distance="0.101cm" fo:text-align="end"/>
      </text:list-level-style-number>
      <text:list-level-style-number text:level="10" style:num-format="1">
        <style:list-level-properties text:space-before="5.715cm" text:min-label-width="0.635cm" text:min-label-distance="0.101cm" fo:text-align="end"/>
      </text:list-level-style-number>
    </text:list-style>
    <text:list-style style:name="OrgBibliographyList">
      <text:list-level-style-number text:level="1" style:num-prefix="[" style:num-suffix="] " style:num-format="1">
        <style:list-level-properties text:min-label-width="0.64cm"/>
      </text:list-level-style-number>
      <text:list-level-style-number text:level="2" style:num-prefix="[" style:num-suffix="] " style:num-format="1">
        <style:list-level-properties text:space-before="1.27cm" text:min-label-width="0.635cm"/>
      </text:list-level-style-number>
      <text:list-level-style-number text:level="3" style:num-prefix="[" style:num-suffix="] " style:num-format="1">
        <style:list-level-properties text:space-before="1.905cm" text:min-label-width="0.635cm"/>
      </text:list-level-style-number>
      <text:list-level-style-number text:level="4" style:num-prefix="[" style:num-suffix="] " style:num-format="1">
        <style:list-level-properties text:space-before="2.54cm" text:min-label-width="0.635cm"/>
      </text:list-level-style-number>
      <text:list-level-style-number text:level="5" style:num-prefix="[" style:num-suffix="] " style:num-format="1">
        <style:list-level-properties text:space-before="3.175cm" text:min-label-width="0.635cm"/>
      </text:list-level-style-number>
      <text:list-level-style-number text:level="6" style:num-prefix="[" style:num-suffix="] " style:num-format="1">
        <style:list-level-properties text:space-before="3.81cm" text:min-label-width="0.635cm"/>
      </text:list-level-style-number>
      <text:list-level-style-number text:level="7" style:num-prefix="[" style:num-suffix="] " style:num-format="1">
        <style:list-level-properties text:space-before="4.445cm" text:min-label-width="0.635cm"/>
      </text:list-level-style-number>
      <text:list-level-style-number text:level="8" style:num-prefix="[" style:num-suffix="] " style:num-format="1">
        <style:list-level-properties text:space-before="5.08cm" text:min-label-width="0.635cm"/>
      </text:list-level-style-number>
      <text:list-level-style-number text:level="9" style:num-prefix="[" style:num-suffix="] " style:num-format="1">
        <style:list-level-properties text:space-before="5.715cm" text:min-label-width="0.635cm"/>
      </text:list-level-style-number>
      <text:list-level-style-number text:level="10" style:num-prefix="[" style:num-suffix="] " style:num-format="1">
        <style:list-level-properties text:space-before="6.35cm" text:min-label-width="0.635cm"/>
      </text:list-level-style-number>
    </text:list-style>
    <text:list-style style:name="OrgOutline">
      <text:list-level-style-number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suffix=". 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cs" fo:country="CZ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>0</text:page-number></text:p>
      </style:footer>
    </style:master-page>
    <style:master-page style:name="OrgFirstPage" style:page-layout-name="Mpm4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1">
      <style:footer>
        <text:p text:style-name="MP1"><text:page-number text:select-page="current">0</text:page-number></text:p>
      </style:footer>
    </style:master-page>
    <style:master-page style:name="Footnote" style:page-layout-name="Mpm5"/>
    <style:master-page style:name="Endnote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yril Saroch</meta:initial-creator>
    <dc:date>2021-01-05T22:25:38.434659830</dc:date>
    <meta:editing-duration>PT56M32S</meta:editing-duration>
    <meta:editing-cycles>35</meta:editing-cycles>
    <meta:generator>LibreOffice/6.4.6.2$Linux_X86_64 LibreOffice_project/40$Build-2</meta:generator>
    <meta:document-statistic meta:table-count="0" meta:image-count="0" meta:object-count="0" meta:page-count="1" meta:paragraph-count="19" meta:word-count="616" meta:character-count="4240" meta:non-whitespace-character-count="3642"/>
  </office:meta>
</office:document-meta>
</file>